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
      <text:p text:style-name="Standard"><text:tab/><text:tab/>void addNode(Vertex* node): adds a Vertex to the set of nodes </text:p>
      <text:p text:style-name="Standard"/>
      <text:p text:style-name="Standard"><text:soft-page-break/><text:tab/><text:tab/>double averagePathLength(): determines the mean length of the shortest path between any two nodes, averaged across all pairs of nodes, by building a MST for each node </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calculates and returns the mean clustering coefficient of the nodes in the Graph using the method Vertex::clusteringCoefficient() </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oid memoize(Vertex* root): simpler method to set up the start of memoization using Graph::memoize(Vertex* root, vector&lt;Vertex*&gt; path, long int distance) </text:p>
      <text:p text:style-name="Standard"/>
      <text:p text:style-name="Standard"><text:tab/><text:tab/>void memoize(Vertex* root, vector&lt;Vertex*&gt; path, long int distance): an unweighted implementation of Djikstra's algorithm, lacking a top-level MST in favor of storing shortest path information in the nodes themselves in Vertex::pathFromInitial and Vertex::distanceFromInitial </text:p>
      <text:p text:style-name="Standard"/>
      <text:p text:style-name="Standard"><text:tab/><text:tab/>void clean(Vertex* root): a recursive method to go through and remove all memoization from the nodes of the graph, setting Vertex::distanceFromInitial to LONG_MAX and emptying pathFromInitial of its contents</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
      <text:p text:style-name="P2"><text:tab/><text:tab/>long int time: the GrowingNetwork's current time, used to set Vertex::startTime on node 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text:soft-page-break/></text:p>
      <text:p text:style-name="P2"><text:tab/><text:tab/>void tick(): increments the current time, which should not be directly accessed</text:p>
      <text:p text:style-name="P2"/>
      <text:p text:style-name="P2"><text:tab/><text:tab/>void grow(long int n):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2"><text:tab/><text:tab/>double* edgeAgeVsLinearDistance: returns a dynamically allocated array relating the age of an edge (the index) to its average linear distance (the element) as defined by the virtual method GrowingNetwork::edgeLinearDistance(Vertex* a, Vertex* b); <text:s/>since the maximum age is the number of nodes minus one, the size of the array is the same as the number of nodes in the GrowingNetwork</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text:p>
      <text:p text:style-name="P2"/>
      <text:p text:style-name="P2"><text:tab/><text:tab/>void grow(long int n): grows n additional nodes onto the graph using the following algorithm (requires an even value of m):</text:p>
      <text:list xml:id="list817154061" text:style-name="L1">
        <text:list-item>
          <text:list>
            <text:list-item>
              <text:list>
                <text:list-item>
                  <text:list>
                    <text:list-item>
                      <text:list>
                        <text:list-item>
                          <text:list>
                            <text:list-item>
                              <text:list>
                                <text:list-item>
                                  <text:p text:style-name="P4">select, from a uniform distribution, a random index between zero and the number of nodes in the graph minus one</text:p>
                                </text:list-item>
                                <text:list-item>
                                  <text:p text:style-name="P4">create a new node and insert it at index + 1 using Graph::insertNode(Vertex* node)</text:p>
                                </text:list-item>
                                <text:list-item>
                                  <text:p text:style-name="P4">add edges from the new node to the m/2 nodes before and the m/2 nodes after index + 1</text:p>
                                </text:list-item>
                                <text:list-item>
                                  <text:p text:style-name="P4">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text:soft-page-break/>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edgeLinearDistance(Vertex* a, Vertex* b): gives the linear distance between two Vertices along the length of the edge, using the return value from GrowingNetwork2D::edgeArcDistance(Vertex* a, Vertex* b) to calculate the length of the corresponding chord</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 the convention here is that the first component of position, theta, describes the azimuthal angle, and the second component of position, phi, describes the inclination angle</text:span></text:p>
      <text:p text:style-name="P2"/>
      <text:p text:style-name="P2"><text:tab/>Macros:</text:p>
      <text:p text:style-name="P2"/>
      <text:p text:style-name="P2"><text:tab/><text:tab/>DIM: equal to two, this is the number of components needed to specify a unique position on the surface of a sphere</text:p>
      <text:p text:style-name="P2"/>
      <text:p text:style-name="P2"><text:tab/><text:tab/>THETA(node): retrieves the theta-component of a node's position</text:p>
      <text:p text:style-name="P2"/>
      <text:p text:style-name="P2"><text:tab/><text:tab/>PHI(node): retrieves the phi-component of a node's position</text:p>
      <text:p text:style-name="P2"><text:span text:style-name="T2"/></text:p>
      <text:p text:style-name="P2"><text:tab/><text:tab/>double DIST_SQUARED(displacement): a macro which takes a two-dimensional <text:soft-page-break/>displacement vector and sums the squares of its components, giving the magnitude squared</text:p>
      <text:p text:style-name="P2"/>
      <text:p text:style-name="P2"><text:tab/>Fields:</text:p>
      <text:p text:style-name="P2"/>
      <text:p text:style-name="P2"><text:tab/><text:tab/>vector&lt;SpatialVertex*&gt; nodes: the set of nodes in this graph, each with a position on the sphere in spherical coordinates (with the implicit, irrelevant radial component omitted), giving them a dimension of three but only two position values</text:p>
      <text:p text:style-name="P2"/>
      <text:p text:style-name="P2"><text:tab/><text:tab/>double radius: the radius of the sphere on the surface of which the nodes lie; currently constant (with a value of 1 set by the constructor), but possibly subject to change</text:p>
      <text:p text:style-name="P2"/>
      <text:p text:style-name="P2"><text:tab/>Methods:</text:p>
      <text:p text:style-name="P2"/>
      <text:p text:style-name="P2"><text:tab/><text:tab/>GrowingNetwork3D(long int n, long int m): arranges the first m+1 nodes in a clique on the sphere in an equalized configuration, then grows the remaining n – (m+1) nodes using GrowingNetwork3D::grow(long int n) with n – (m+1) as the parameter n</text:p>
      <text:p text:style-name="P2"/>
      <text:p text:style-name="P2"><text:tab/><text:tab/>grow(long int n): grows n additional nodes onto the graph using the following algorithm:</text:p>
      <text:list xml:id="list1369856391" text:style-name="L2">
        <text:list-item>
          <text:p text:style-name="P5">choose a random location on the sphere using the method GrowingNetwork3D::randomLocation()</text:p>
        </text:list-item>
        <text:list-item>
          <text:p text:style-name="P5">place a new SpatialVertex there and connect it to its m nearest neighbors, obtained from the method GrowingNetwork3D::findMNearestNeighbors(SpatialVertex* start)</text:p>
        </text:list-item>
        <text:list-item>
          <text:p text:style-name="P5">run GrowingNetwork3D::equalize() to attempt to evenly space the nodes across the surface of the sphere (approximately)</text:p>
        </text:list-item>
        <text:list-item>
          <text:p text:style-name="P5">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double* position, long int startTime)</text:p>
      <text:p text:style-name="P2"/>
      <text:p text:style-name="P2"><text:tab/><text:tab/>double* displacement(SpatialVertex* a, SpatialVertex* b): returns this displacement vector from a to b (position of b minus position of a) ; this is dynamically allocated so it should be deleted after it is used to prevent memory leaks</text:p>
      <text:p text:style-name="P2"/>
      <text:p text:style-name="P2"><text:tab/><text:tab/>double* force(double* disp): calculates the force vector (in terms of theta and phi) as a result of a given displacement; currently falls off as 1/r^2</text:p>
      <text:p text:style-name="P2"/>
      <text:p text:style-name="P2"><text:tab/><text:tab/>SpatialVertex** findMNearestNeighbors(SpatialVertex* start): finds the m spatially nearest neighbors to some starting node</text:p>
      <text:p text:style-name="P2"/>
      <text:p text:style-name="P2"><text:tab/><text:tab/>void equalize(): apply a relaxation algorithm to attempt to approximately equalize the distances between nodes by simulating repulsive forces between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6-07T17:11:10</dc:date>
    <meta:editing-duration>PT4H30M47S</meta:editing-duration>
    <meta:editing-cycles>75</meta:editing-cycles>
    <meta:generator>LibreOffice/3.5$Linux_x86 LibreOffice_project/350m1$Build-2</meta:generator>
    <meta:document-statistic meta:table-count="0" meta:image-count="0" meta:object-count="0" meta:page-count="5" meta:paragraph-count="82" meta:word-count="1750" meta:character-count="11507" meta:non-whitespace-character-count="9697"/>
  </office:meta>
</office:document-meta>
</file>